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0.926cm" fo:min-width="18.5cm"/>
    </style:style>
    <style:style style:name="gr2" style:family="graphic" style:parent-style-name="standard">
      <style:graphic-properties draw:textarea-horizontal-align="justify" draw:textarea-vertical-align="top" draw:auto-grow-height="false" fo:min-height="6.481cm" fo:min-width="11.819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995cm" fo:min-width="2.91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163cm" fo:min-width="7.24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544cm" fo:min-width="7.374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163cm" fo:min-width="8.263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29cm" fo:min-width="8.00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1.245cm" fo:margin-right="0cm" fo:text-align="start" fo:text-indent="0cm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1.176cm" svg:x="1cm" svg:y="13.192cm">
          <text:p text:style-name="P1">Liberty Serv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319cm" svg:height="6.731cm" svg:x="4.302cm" svg:y="4.048cm">
          <text:p text:style-name="P2">Kafka Server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826cm" svg:height="3.175cm" svg:x="4.937cm" svg:y="6.08cm">
          <text:p text:style-name="P1">DsiTopic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4.826cm" svg:height="3.175cm" svg:x="10.779cm" svg:y="6.08cm">
          <text:p text:style-name="P1">DsiTopic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7.747cm" svg:height="2.413cm" svg:x="1.762cm" svg:y="14.843cm">
          <text:p text:style-name="P1">Bridge-in / Kafka Client</text:p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7.874cm" svg:height="2.794cm" svg:x="1.635cm" svg:y="20.812cm">
          <text:p text:style-name="P1">DSI Connectivity HTTP</text:p>
          <draw:enhanced-geometry svg:viewBox="0 0 21600 21600" draw:type="rectangle" draw:enhanced-path="M 0 0 L 21600 0 21600 21600 0 21600 0 0 Z N"/>
        </draw:custom-shape>
        <draw:custom-shape draw:style-name="gr6" draw:text-style-name="P3" xml:id="id5" draw:id="id5" draw:layer="layout" svg:width="8.763cm" svg:height="2.413cm" svg:x="10.525cm" svg:y="14.843cm">
          <text:p text:style-name="P1">Bridge-out / Servlet</text:p>
          <draw:enhanced-geometry svg:viewBox="0 0 21600 21600" draw:type="rectangle" draw:enhanced-path="M 0 0 L 21600 0 21600 21600 0 21600 0 0 Z N"/>
        </draw:custom-shape>
        <draw:custom-shape draw:style-name="gr7" draw:text-style-name="P3" xml:id="id4" draw:id="id4" draw:layer="layout" svg:width="8.509cm" svg:height="2.54cm" svg:x="10.747cm" svg:y="20.91cm">
          <text:p text:style-name="P1">DSI Runtime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7.35cm" svg:y1="9.255cm" svg:x2="5.635cm" svg:y2="14.843cm" draw:start-shape="id1" draw:start-glue-point="8" draw:end-shape="id2" svg:d="M7350 9255l-1715 5588" svg:viewBox="0 0 1716 5589">
          <text:p/>
        </draw:connector>
        <draw:connector draw:style-name="gr9" draw:text-style-name="P4" draw:layer="layout" draw:type="line" svg:x1="5.635cm" svg:y1="17.256cm" svg:x2="5.572cm" svg:y2="20.812cm" draw:start-shape="id2" draw:start-glue-point="2" draw:end-shape="id3" draw:end-glue-point="0" svg:d="M5635 17256l-63 3556" svg:viewBox="0 0 64 3557">
          <text:p text:style-name="P1">HTTP</text:p>
        </draw:connector>
        <draw:connector draw:style-name="gr8" draw:text-style-name="P4" draw:layer="layout" draw:type="line" svg:x1="9.509cm" svg:y1="22.209cm" svg:x2="10.747cm" svg:y2="22.18cm" draw:start-shape="id3" draw:start-glue-point="1" draw:end-shape="id4" draw:end-glue-point="3" svg:d="M9509 22209l1238-29" svg:viewBox="0 0 1239 30">
          <text:p/>
        </draw:connector>
        <draw:connector draw:style-name="gr9" draw:text-style-name="P4" draw:layer="layout" draw:type="line" svg:x1="15.001cm" svg:y1="20.91cm" svg:x2="14.906cm" svg:y2="17.256cm" draw:start-shape="id4" draw:start-glue-point="0" draw:end-shape="id5" svg:d="M15001 20910l-95-3654" svg:viewBox="0 0 96 3655">
          <text:p text:style-name="P1">HTTP</text:p>
        </draw:connector>
        <draw:connector draw:style-name="gr8" draw:text-style-name="P4" draw:layer="layout" draw:type="line" svg:x1="14.906cm" svg:y1="14.843cm" svg:x2="13.192cm" svg:y2="9.255cm" draw:start-shape="id5" draw:start-glue-point="0" draw:end-shape="id6" draw:end-glue-point="8" svg:d="M14906 14843l-1714-5588" svg:viewBox="0 0 1715 55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7T17:24:35.777902394</meta:creation-date>
    <dc:date>2018-08-17T17:48:54.585153631</dc:date>
    <meta:editing-duration>PT13M45S</meta:editing-duration>
    <meta:editing-cycles>3</meta:editing-cycles>
    <meta:generator>LibreOffice/5.1.6.2$Linux_X86_64 LibreOffice_project/10m0$Build-2</meta:generator>
    <meta:document-statistic meta:object-count="13"/>
  </office:meta>
</office:document-meta>
</file>